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194.46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104.14pt"/>
    </style:style>
    <style:style style:name="co9" style:family="table-column">
      <style:table-column-properties fo:break-before="auto" style:column-width="101.4pt"/>
    </style:style>
    <style:style style:name="co10" style:family="table-column">
      <style:table-column-properties fo:break-before="auto" style:column-width="111.86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ta1" style:family="table" style:master-page-name="PageStyle_5f_Primeira_20_forma_20_normal">
      <style:table-properties table:display="true" style:writing-mode="lr-tb"/>
    </style:style>
    <style:style style:name="ta2" style:family="table" style:master-page-name="PageStyle_5f_Segunda_20_forma_20_normal">
      <style:table-properties table:display="true" style:writing-mode="lr-tb"/>
    </style:style>
    <style:style style:name="ta3" style:family="table" style:master-page-name="PageStyle_5f_Terceira_20_formal_20_norm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f6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45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0.74pt solid #434343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7f6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7f6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7f6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7f6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7f6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meira forma no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1FN</text:p>
          </table:table-cell>
          <table:table-cell table:style-name="ce1" table:number-columns-repeated="7"/>
          <table:table-cell table:style-name="ce15" office:value-type="string" calcext:value-type="string" table:number-columns-spanned="2" table:number-rows-spanned="6">
            <text:p><text:span text:style-name="T1">Os atributos </text:span><text:span text:style-name="T2">data_cadastro, ultimo_envio, data_alerta e data_envio</text:span><text:span text:style-name="T3"> possui hora apenas para eventuais consultas, para ser uma informação mais precisa. Não vi necessidade de fazer uma decomposição dessa parte. Deve ser lido como valor atômico.</text:span></text:p>
          </table:table-cell>
          <table:covered-table-cell table:style-name="ce19"/>
          <table:table-cell table:style-name="ce22"/>
          <table:table-cell table:style-name="ce1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8" office:value-type="string" calcext:value-type="string">
            <text:p>id_usuario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data_cadastro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USUÁRIO</text:p>
          </table:table-cell>
          <table:table-cell table:style-name="ce4" office:value-type="string" calcext:value-type="string">
            <text:p>id_usuario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azi</text:p>
          </table:table-cell>
          <table:table-cell table:style-name="ce9" office:value-type="string" calcext:value-type="string">
            <text:p>emaildagrazi@gmail.com</text:p>
          </table:table-cell>
          <table:table-cell table:style-name="ce12" office:value-type="date" office:date-value="2025-02-18T16:49:00" calcext:value-type="date">
            <text:p>18/02/2025 16:49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nome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arcelo</text:p>
          </table:table-cell>
          <table:table-cell table:style-name="ce9" office:value-type="string" calcext:value-type="string">
            <text:p>marceloemail@outlook.com</text:p>
          </table:table-cell>
          <table:table-cell table:style-name="ce12" office:value-type="date" office:date-value="2025-09-18T07:23:00" calcext:value-type="date">
            <text:p>18/09/2025 07:23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email</text:p>
          </table:table-cell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nna L</text:p>
          </table:table-cell>
          <table:table-cell table:style-name="ce9" office:value-type="string" calcext:value-type="string">
            <text:p>lanna-email@uorak.com</text:p>
          </table:table-cell>
          <table:table-cell table:style-name="ce13" office:value-type="date" office:date-value="2020-12-15T18:14:00" calcext:value-type="date">
            <text:p>15/12/2020 18:14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data_cadastro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inicinho</text:p>
          </table:table-cell>
          <table:table-cell table:style-name="ce9" office:value-type="string" calcext:value-type="string">
            <text:p>viniviniemail@yahoo.com</text:p>
          </table:table-cell>
          <table:table-cell table:style-name="ce12" office:value-type="date" office:date-value="2025-07-25T14:33:00" calcext:value-type="date">
            <text:p>25/07/2025 14:33</text:p>
          </table:table-cell>
          <table:table-cell table:style-name="ce1"/>
          <table:covered-table-cell table:style-name="ce17"/>
          <table:covered-table-cell table:style-name="ce2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1FN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8" office:value-type="string" calcext:value-type="string">
            <text:p>id_alerta</text:p>
          </table:table-cell>
          <table:table-cell table:style-name="ce8" office:value-type="string" calcext:value-type="string">
            <text:p>termo</text:p>
          </table:table-cell>
          <table:table-cell table:style-name="ce8" office:value-type="string" calcext:value-type="string">
            <text:p>frequencia</text:p>
          </table:table-cell>
          <table:table-cell table:style-name="ce8" office:value-type="string" calcext:value-type="string">
            <text:p>data_alerta</text:p>
          </table:table-cell>
          <table:table-cell table:style-name="ce8" office:value-type="string" calcext:value-type="string">
            <text:p>ultimo_envio</text:p>
          </table:table-cell>
          <table:table-cell table:style-name="ce8" office:value-type="string" calcext:value-type="string">
            <text:p>status_alerta</text:p>
          </table:table-cell>
          <table:table-cell table:style-name="ce8" office:value-type="string" calcext:value-type="string">
            <text:p>id_usuario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7">
            <text:p>ALERTA</text:p>
          </table:table-cell>
          <table:table-cell table:style-name="ce4" office:value-type="string" calcext:value-type="string">
            <text:p>id_alert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curso mpu 2024 primeira chamada</text:p>
          </table:table-cell>
          <table:table-cell table:style-name="ce4" office:value-type="string" calcext:value-type="string">
            <text:p>realtime</text:p>
          </table:table-cell>
          <table:table-cell table:style-name="ce11" office:value-type="date" office:date-value="2025-02-18T16:49:00" calcext:value-type="date">
            <text:p>18/02/2025 16:49</text:p>
          </table:table-cell>
          <table:table-cell table:style-name="ce11" office:value-type="date" office:date-value="2025-09-27T09:19:00" calcext:value-type="date">
            <text:p>27/09/2025 09:19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termo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érie alien earth segunda temporada</text:p>
          </table:table-cell>
          <table:table-cell table:style-name="ce4" office:value-type="string" calcext:value-type="string">
            <text:p>once</text:p>
          </table:table-cell>
          <table:table-cell table:style-name="ce11" office:value-type="date" office:date-value="2025-09-18T07:23:00" calcext:value-type="date">
            <text:p>18/09/2025 07:23</text:p>
          </table:table-cell>
          <table:table-cell table:style-name="ce4" office:value-type="string" calcext:value-type="string">
            <text:p>null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frequenci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soft majorana 1 qubits topológicos</text:p>
          </table:table-cell>
          <table:table-cell table:style-name="ce4" office:value-type="string" calcext:value-type="string">
            <text:p>once</text:p>
          </table:table-cell>
          <table:table-cell table:style-name="ce14" office:value-type="date" office:date-value="2020-12-15T18:14:00" calcext:value-type="date">
            <text:p>15/12/2020 18:14</text:p>
          </table:table-cell>
          <table:table-cell table:style-name="ce11" office:value-type="date" office:date-value="2025-02-19T16:01:00" calcext:value-type="date">
            <text:p>19/02/2025 16:0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alerta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ojo's bizarre adventure steel ball run anime</text:p>
          </table:table-cell>
          <table:table-cell table:style-name="ce4" office:value-type="string" calcext:value-type="string">
            <text:p>realtime</text:p>
          </table:table-cell>
          <table:table-cell table:style-name="ce11" office:value-type="date" office:date-value="2025-09-20T08:12:00" calcext:value-type="date">
            <text:p>20/09/2025 08:12</text:p>
          </table:table-cell>
          <table:table-cell table:style-name="ce11" office:value-type="date" office:date-value="2025-09-23T19:53:00" calcext:value-type="date">
            <text:p>23/09/2025 19:53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ltimo_envio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vela vamp reprise</text:p>
          </table:table-cell>
          <table:table-cell table:style-name="ce4" office:value-type="string" calcext:value-type="string">
            <text:p>realtime</text:p>
          </table:table-cell>
          <table:table-cell table:style-name="ce12" office:value-type="date" office:date-value="2025-07-25T14:33:00" calcext:value-type="date">
            <text:p>25/07/2025 14:33</text:p>
          </table:table-cell>
          <table:table-cell table:style-name="ce4" office:value-type="string" calcext:value-type="string">
            <text:p>null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status_alert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id_usuario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1FN</text:p>
          </table:table-cell>
          <table:table-cell table:style-name="ce1" table:number-columns-repeated="24"/>
          <table:table-cell table:number-columns-repeated="998"/>
        </table:table-row>
        <table:table-row table:style-name="ro3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8" office:value-type="string" calcext:value-type="string">
            <text:p>id_noticia</text:p>
          </table:table-cell>
          <table:table-cell table:style-name="ce8" office:value-type="string" calcext:value-type="string">
            <text:p>url</text:p>
          </table:table-cell>
          <table:table-cell table:style-name="ce8" office:value-type="string" calcext:value-type="string">
            <text:p>data_envio</text:p>
          </table:table-cell>
          <table:table-cell table:style-name="ce8" office:value-type="string" calcext:value-type="string">
            <text:p>id_alerta</text:p>
          </table:table-cell>
          <table:table-cell table:style-name="ce1"/>
          <table:table-cell table:style-name="ce18" office:value-type="string" calcext:value-type="string" table:number-columns-spanned="1" table:number-rows-spanned="2">
            <text:p>Outras Formas Normais estão no canto inferior esquerdo.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NOTICIA_ENVIADA</text:p>
          </table:table-cell>
          <table:table-cell table:style-name="ce4" office:value-type="string" calcext:value-type="string">
            <text:p>id_notici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folha.qconcursos.com/n/concurso-mpu..." xlink:type="simple">https://folha.qconcursos.com/n/concurso-mpu...</text:a></text:p>
          </table:table-cell>
          <table:table-cell table:style-name="ce11" office:value-type="date" office:date-value="2025-09-27T09:19:00" calcext:value-type="date">
            <text:p>27/09/2025 09:19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covered-table-cell table:style-name="ce6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rl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news.microsoft.com/source/latam/ia-pt-br/chip-majorana-1-da-microsoft-abre-um-novo-caminho-para-a-computacao-quantica/?lang=pt-br" xlink:type="simple">https://news.microsoft.com/source/latam/ia-pt-br/chip-majorana-1-da-microsoft-abre-um-novo-caminho-para-a-computacao-quantica/?lang=pt-br</text:a></text:p>
          </table:table-cell>
          <table:table-cell table:style-name="ce11" office:value-type="date" office:date-value="2025-02-19T16:01:00" calcext:value-type="date">
            <text:p>19/02/2025 16:0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envio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s://www.omelete.com.br/mangas-animes/jojo-bizarre-adventure-steel-ball-run-trailer-data" xlink:type="simple">https://www.omelete.com.br/mangas-animes/jojo-bizarre-adventure-steel-ball-run-trailer-data</text:a></text:p>
          </table:table-cell>
          <table:table-cell table:style-name="ce11" office:value-type="date" office:date-value="2025-09-23T19:53:00" calcext:value-type="date">
            <text:p>23/09/2025 19:53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id_alert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67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4"/>
          <table:table-cell table:number-columns-repeated="4"/>
          <table:table-cell table:style-name="ce1" table:number-columns-repeated="18"/>
          <table:table-cell table:number-columns-repeated="998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gunda forma normal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5" office:value-type="string" calcext:value-type="string" table:number-columns-spanned="2" table:number-rows-spanned="7">
            <text:p>Todas as tabelas do modelo estão na Segunda Forma Normal (2NF). A 2NF está satisfeita pois todas as tabelas já se encontram na 1NF e utilizam uma chave primária simples (composta por uma única coluna). Sendo assim, todos os atributos não-chave são, por definição, totalmente dependentes da chave primária completa.</text:p>
          </table:table-cell>
          <table:covered-table-cell table:style-name="ce1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2FN</text:p>
          </table:table-cell>
          <table:table-cell table:style-name="ce1" table:number-columns-repeated="7"/>
          <table:covered-table-cell table:style-name="ce16"/>
          <table:covered-table-cell table:style-name="ce20"/>
          <table:table-cell table:style-name="ce22"/>
          <table:table-cell table:style-name="ce1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5" office:value-type="string" calcext:value-type="string">
            <text:p>id_usuario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data_cadastro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USUÁRIO</text:p>
          </table:table-cell>
          <table:table-cell table:style-name="ce24" office:value-type="string" calcext:value-type="string">
            <text:p>id_usuario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azi</text:p>
          </table:table-cell>
          <table:table-cell table:style-name="ce9" office:value-type="string" calcext:value-type="string">
            <text:p>emaildagrazi@gmail.com</text:p>
          </table:table-cell>
          <table:table-cell table:style-name="ce12" office:value-type="date" office:date-value="2025-02-18T16:49:00" calcext:value-type="date">
            <text:p>18/02/2025 16:49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nome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arcelo</text:p>
          </table:table-cell>
          <table:table-cell table:style-name="ce9" office:value-type="string" calcext:value-type="string">
            <text:p>marceloemail@outlook.com</text:p>
          </table:table-cell>
          <table:table-cell table:style-name="ce12" office:value-type="date" office:date-value="2025-09-18T07:23:00" calcext:value-type="date">
            <text:p>18/09/2025 07:23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email</text:p>
          </table:table-cell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nna L</text:p>
          </table:table-cell>
          <table:table-cell table:style-name="ce9" office:value-type="string" calcext:value-type="string">
            <text:p>lanna-email@uorak.com</text:p>
          </table:table-cell>
          <table:table-cell table:style-name="ce13" office:value-type="date" office:date-value="2020-12-15T18:14:00" calcext:value-type="date">
            <text:p>15/12/2020 18:14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data_cadastro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inicinho</text:p>
          </table:table-cell>
          <table:table-cell table:style-name="ce9" office:value-type="string" calcext:value-type="string">
            <text:p>viniviniemail@yahoo.com</text:p>
          </table:table-cell>
          <table:table-cell table:style-name="ce12" office:value-type="date" office:date-value="2025-07-25T14:33:00" calcext:value-type="date">
            <text:p>25/07/2025 14:33</text:p>
          </table:table-cell>
          <table:table-cell table:style-name="ce1"/>
          <table:covered-table-cell table:style-name="ce17"/>
          <table:covered-table-cell table:style-name="ce2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2FN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5" office:value-type="string" calcext:value-type="string">
            <text:p>id_alerta</text:p>
          </table:table-cell>
          <table:table-cell table:style-name="ce8" office:value-type="string" calcext:value-type="string">
            <text:p>termo</text:p>
          </table:table-cell>
          <table:table-cell table:style-name="ce8" office:value-type="string" calcext:value-type="string">
            <text:p>frequencia</text:p>
          </table:table-cell>
          <table:table-cell table:style-name="ce8" office:value-type="string" calcext:value-type="string">
            <text:p>data_alerta</text:p>
          </table:table-cell>
          <table:table-cell table:style-name="ce8" office:value-type="string" calcext:value-type="string">
            <text:p>ultimo_envio</text:p>
          </table:table-cell>
          <table:table-cell table:style-name="ce8" office:value-type="string" calcext:value-type="string">
            <text:p>status_alerta</text:p>
          </table:table-cell>
          <table:table-cell table:style-name="ce8" office:value-type="string" calcext:value-type="string">
            <text:p>id_usuario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7">
            <text:p>ALERTA</text:p>
          </table:table-cell>
          <table:table-cell table:style-name="ce24" office:value-type="string" calcext:value-type="string">
            <text:p>id_alert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curso mpu 2024 primeira chamada</text:p>
          </table:table-cell>
          <table:table-cell table:style-name="ce4" office:value-type="string" calcext:value-type="string">
            <text:p>realtime</text:p>
          </table:table-cell>
          <table:table-cell table:style-name="ce11" office:value-type="date" office:date-value="2025-02-18T16:49:00" calcext:value-type="date">
            <text:p>18/02/2025 16:49</text:p>
          </table:table-cell>
          <table:table-cell table:style-name="ce11" office:value-type="date" office:date-value="2025-09-27T09:19:00" calcext:value-type="date">
            <text:p>27/09/2025 09:19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termo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érie alien earth segunda temporada</text:p>
          </table:table-cell>
          <table:table-cell table:style-name="ce4" office:value-type="string" calcext:value-type="string">
            <text:p>once</text:p>
          </table:table-cell>
          <table:table-cell table:style-name="ce11" office:value-type="date" office:date-value="2025-09-18T07:23:00" calcext:value-type="date">
            <text:p>18/09/2025 07:23</text:p>
          </table:table-cell>
          <table:table-cell table:style-name="ce4" office:value-type="string" calcext:value-type="string">
            <text:p>null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frequenci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soft majorana 1 qubits topológicos</text:p>
          </table:table-cell>
          <table:table-cell table:style-name="ce4" office:value-type="string" calcext:value-type="string">
            <text:p>once</text:p>
          </table:table-cell>
          <table:table-cell table:style-name="ce14" office:value-type="date" office:date-value="2020-12-15T18:14:00" calcext:value-type="date">
            <text:p>15/12/2020 18:14</text:p>
          </table:table-cell>
          <table:table-cell table:style-name="ce11" office:value-type="date" office:date-value="2025-02-19T16:01:00" calcext:value-type="date">
            <text:p>19/02/2025 16:0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alerta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ojo's bizarre adventure steel ball run anime</text:p>
          </table:table-cell>
          <table:table-cell table:style-name="ce4" office:value-type="string" calcext:value-type="string">
            <text:p>realtime</text:p>
          </table:table-cell>
          <table:table-cell table:style-name="ce11" office:value-type="date" office:date-value="2025-09-20T08:12:00" calcext:value-type="date">
            <text:p>20/09/2025 08:12</text:p>
          </table:table-cell>
          <table:table-cell table:style-name="ce11" office:value-type="date" office:date-value="2025-09-23T19:53:00" calcext:value-type="date">
            <text:p>23/09/2025 19:53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ltimo_envio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vela vamp reprise</text:p>
          </table:table-cell>
          <table:table-cell table:style-name="ce4" office:value-type="string" calcext:value-type="string">
            <text:p>realtime</text:p>
          </table:table-cell>
          <table:table-cell table:style-name="ce12" office:value-type="date" office:date-value="2025-07-25T14:33:00" calcext:value-type="date">
            <text:p>25/07/2025 14:33</text:p>
          </table:table-cell>
          <table:table-cell table:style-name="ce4" office:value-type="string" calcext:value-type="string">
            <text:p>null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status_alert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id_usuario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2FN</text:p>
          </table:table-cell>
          <table:table-cell table:style-name="ce1" table:number-columns-repeated="24"/>
          <table:table-cell table:number-columns-repeated="998"/>
        </table:table-row>
        <table:table-row table:style-name="ro3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5" office:value-type="string" calcext:value-type="string">
            <text:p>id_noticia</text:p>
          </table:table-cell>
          <table:table-cell table:style-name="ce8" office:value-type="string" calcext:value-type="string">
            <text:p>url</text:p>
          </table:table-cell>
          <table:table-cell table:style-name="ce8" office:value-type="string" calcext:value-type="string">
            <text:p>data_envio</text:p>
          </table:table-cell>
          <table:table-cell table:style-name="ce8" office:value-type="string" calcext:value-type="string">
            <text:p>id_alert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NOTICIA_ENVIADA</text:p>
          </table:table-cell>
          <table:table-cell table:style-name="ce24" office:value-type="string" calcext:value-type="string">
            <text:p>id_notici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folha.qconcursos.com/n/concurso-mpu..." xlink:type="simple">https://folha.qconcursos.com/n/concurso-mpu...</text:a></text:p>
          </table:table-cell>
          <table:table-cell table:style-name="ce11" office:value-type="date" office:date-value="2025-09-27T09:19:00" calcext:value-type="date">
            <text:p>27/09/2025 09:1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rl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news.microsoft.com/source/latam/ia-pt-br/chip-majorana-1-da-microsoft-abre-um-novo-caminho-para-a-computacao-quantica/?lang=pt-br" xlink:type="simple">https://news.microsoft.com/source/latam/ia-pt-br/chip-majorana-1-da-microsoft-abre-um-novo-caminho-para-a-computacao-quantica/?lang=pt-br</text:a></text:p>
          </table:table-cell>
          <table:table-cell table:style-name="ce11" office:value-type="date" office:date-value="2025-02-19T16:01:00" calcext:value-type="date">
            <text:p>19/02/2025 16:01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envio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s://www.omelete.com.br/mangas-animes/jojo-bizarre-adventure-steel-ball-run-trailer-data" xlink:type="simple">https://www.omelete.com.br/mangas-animes/jojo-bizarre-adventure-steel-ball-run-trailer-data</text:a></text:p>
          </table:table-cell>
          <table:table-cell table:style-name="ce11" office:value-type="date" office:date-value="2025-09-23T19:53:00" calcext:value-type="date">
            <text:p>23/09/2025 19:53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id_alert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67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4"/>
          <table:table-cell table:number-columns-repeated="4"/>
          <table:table-cell table:style-name="ce1" table:number-columns-repeated="18"/>
          <table:table-cell table:number-columns-repeated="998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rceira formal normal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5" office:value-type="string" calcext:value-type="string" table:number-columns-spanned="2" table:number-rows-spanned="7">
            <text:p>As tabelas USUARIO, ALERTA e NOTICIA_ENVIADA estão na Terceira Forma Normal (3NF). Isso ocorre porque todos os atributos não-chave em cada tabela dependem exclusivamente de suas respectivas chaves primárias, e não de outros atributos não-chave, eliminando dependências transitivas.</text:p>
          </table:table-cell>
          <table:covered-table-cell table:style-name="ce1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3FN</text:p>
          </table:table-cell>
          <table:table-cell table:style-name="ce1" table:number-columns-repeated="7"/>
          <table:covered-table-cell table:style-name="ce16"/>
          <table:covered-table-cell table:style-name="ce20"/>
          <table:table-cell table:style-name="ce22"/>
          <table:table-cell table:style-name="ce1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6" office:value-type="string" calcext:value-type="string">
            <text:p>id_usuario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data_cadastro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USUÁRIO</text:p>
          </table:table-cell>
          <table:table-cell table:style-name="ce4" office:value-type="string" calcext:value-type="string">
            <text:p>id_usuario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azi</text:p>
          </table:table-cell>
          <table:table-cell table:style-name="ce9" office:value-type="string" calcext:value-type="string">
            <text:p>emaildagrazi@gmail.com</text:p>
          </table:table-cell>
          <table:table-cell table:style-name="ce12" office:value-type="date" office:date-value="2025-02-18T16:49:00" calcext:value-type="date">
            <text:p>18/02/2025 16:49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nome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arcelo</text:p>
          </table:table-cell>
          <table:table-cell table:style-name="ce9" office:value-type="string" calcext:value-type="string">
            <text:p>marceloemail@outlook.com</text:p>
          </table:table-cell>
          <table:table-cell table:style-name="ce12" office:value-type="date" office:date-value="2025-09-18T07:23:00" calcext:value-type="date">
            <text:p>18/09/2025 07:23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email</text:p>
          </table:table-cell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nna L</text:p>
          </table:table-cell>
          <table:table-cell table:style-name="ce9" office:value-type="string" calcext:value-type="string">
            <text:p>lanna-email@uorak.com</text:p>
          </table:table-cell>
          <table:table-cell table:style-name="ce13" office:value-type="date" office:date-value="2020-12-15T18:14:00" calcext:value-type="date">
            <text:p>15/12/2020 18:14</text:p>
          </table:table-cell>
          <table:table-cell table:style-name="ce1"/>
          <table:covered-table-cell table:style-name="ce16"/>
          <table:covered-table-cell table:style-name="ce20"/>
          <table:table-cell table:style-name="ce2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data_cadastro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inicinho</text:p>
          </table:table-cell>
          <table:table-cell table:style-name="ce9" office:value-type="string" calcext:value-type="string">
            <text:p>viniviniemail@yahoo.com</text:p>
          </table:table-cell>
          <table:table-cell table:style-name="ce12" office:value-type="date" office:date-value="2025-07-25T14:33:00" calcext:value-type="date">
            <text:p>25/07/2025 14:33</text:p>
          </table:table-cell>
          <table:table-cell table:style-name="ce1"/>
          <table:covered-table-cell table:style-name="ce17"/>
          <table:covered-table-cell table:style-name="ce2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3FN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6" office:value-type="string" calcext:value-type="string">
            <text:p>id_alerta</text:p>
          </table:table-cell>
          <table:table-cell table:style-name="ce8" office:value-type="string" calcext:value-type="string">
            <text:p>termo</text:p>
          </table:table-cell>
          <table:table-cell table:style-name="ce8" office:value-type="string" calcext:value-type="string">
            <text:p>frequencia</text:p>
          </table:table-cell>
          <table:table-cell table:style-name="ce27" office:value-type="string" calcext:value-type="string">
            <text:p>data_alerta</text:p>
          </table:table-cell>
          <table:table-cell table:style-name="ce30" office:value-type="string" calcext:value-type="string">
            <text:p>ultimo_envio</text:p>
          </table:table-cell>
          <table:table-cell table:style-name="ce37" office:value-type="string" calcext:value-type="string">
            <text:p>status_alerta</text:p>
          </table:table-cell>
          <table:table-cell table:style-name="ce8" office:value-type="string" calcext:value-type="string">
            <text:p>id_usuario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7">
            <text:p>ALERTA</text:p>
          </table:table-cell>
          <table:table-cell table:style-name="ce4" office:value-type="string" calcext:value-type="string">
            <text:p>id_alert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curso mpu 2024 primeira chamada</text:p>
          </table:table-cell>
          <table:table-cell table:style-name="ce4" office:value-type="string" calcext:value-type="string">
            <text:p>realtime</text:p>
          </table:table-cell>
          <table:table-cell table:style-name="ce33" office:value-type="date" office:date-value="2025-02-18T16:49:00" calcext:value-type="date">
            <text:p>18/02/2025 16:49</text:p>
          </table:table-cell>
          <table:table-cell table:style-name="ce31" office:value-type="date" office:date-value="2025-09-27T09:19:00" calcext:value-type="date">
            <text:p>27/09/2025 09:19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termo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érie alien earth segunda temporada</text:p>
          </table:table-cell>
          <table:table-cell table:style-name="ce4" office:value-type="string" calcext:value-type="string">
            <text:p>once</text:p>
          </table:table-cell>
          <table:table-cell table:style-name="ce33" office:value-type="date" office:date-value="2025-09-18T07:23:00" calcext:value-type="date">
            <text:p>18/09/2025 07:23</text:p>
          </table:table-cell>
          <table:table-cell table:style-name="ce39" office:value-type="string" calcext:value-type="string">
            <text:p>nul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frequenci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icrosoft majorana 1 qubits topológicos</text:p>
          </table:table-cell>
          <table:table-cell table:style-name="ce4" office:value-type="string" calcext:value-type="string">
            <text:p>once</text:p>
          </table:table-cell>
          <table:table-cell table:style-name="ce34" office:value-type="date" office:date-value="2020-12-15T18:14:00" calcext:value-type="date">
            <text:p>15/12/2020 18:14</text:p>
          </table:table-cell>
          <table:table-cell table:style-name="ce31" office:value-type="date" office:date-value="2025-02-19T16:01:00" calcext:value-type="date">
            <text:p>19/02/2025 16:01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alerta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ojo's bizarre adventure steel ball run anime</text:p>
          </table:table-cell>
          <table:table-cell table:style-name="ce4" office:value-type="string" calcext:value-type="string">
            <text:p>realtime</text:p>
          </table:table-cell>
          <table:table-cell table:style-name="ce33" office:value-type="date" office:date-value="2025-09-20T08:12:00" calcext:value-type="date">
            <text:p>20/09/2025 08:12</text:p>
          </table:table-cell>
          <table:table-cell table:style-name="ce31" office:value-type="date" office:date-value="2025-09-23T19:53:00" calcext:value-type="date">
            <text:p>23/09/2025 19:53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ltimo_envio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vela vamp reprise</text:p>
          </table:table-cell>
          <table:table-cell table:style-name="ce4" office:value-type="string" calcext:value-type="string">
            <text:p>realtime</text:p>
          </table:table-cell>
          <table:table-cell table:style-name="ce35" office:value-type="date" office:date-value="2025-07-25T14:33:00" calcext:value-type="date">
            <text:p>25/07/2025 14:33</text:p>
          </table:table-cell>
          <table:table-cell table:style-name="ce40" office:value-type="string" calcext:value-type="string">
            <text:p>nul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15"/>
          <table:table-cell table:number-columns-repeated="998"/>
        </table:table-row>
        <table:table-row table:style-name="ro5">
          <table:table-cell table:style-name="ce1"/>
          <table:covered-table-cell table:style-name="ce5"/>
          <table:table-cell table:style-name="ce4" office:value-type="string" calcext:value-type="string">
            <text:p>status_alerta</text:p>
          </table:table-cell>
          <table:table-cell table:style-name="ce1" table:number-columns-repeated="5"/>
          <table:table-cell table:style-name="ce41"/>
          <table:table-cell table:style-name="ce1" table:number-columns-repeated="17"/>
          <table:table-cell table:number-columns-repeated="998"/>
        </table:table-row>
        <table:table-row table:style-name="ro5">
          <table:table-cell table:style-name="ce1"/>
          <table:covered-table-cell table:style-name="ce6"/>
          <table:table-cell table:style-name="ce4" office:value-type="string" calcext:value-type="string">
            <text:p>id_usuario</text:p>
          </table:table-cell>
          <table:table-cell table:style-name="ce1" table:number-columns-repeated="4"/>
          <table:table-cell table:style-name="ce36" office:value-type="string" calcext:value-type="string" table:number-columns-spanned="1" table:number-rows-spanned="2">
            <text:p>Armazenamento derivável que parte de noticia_enviada.data_envio e vai para alerta.ultimo_envio.</text:p>
          </table:table-cell>
          <table:table-cell table:style-name="ce4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covered-table-cell table:style-name="ce6"/>
          <table:table-cell table:style-name="ce1"/>
          <table:table-cell table:style-name="ce15" office:value-type="string" calcext:value-type="string" table:number-columns-spanned="2" table:number-rows-spanned="22">
            <text:p><text:span text:style-name="T4">Otimização: desnormalização planejada. Justificativa da desnormalização entre tabela ALERTA e NOTICIA_ENVIADA</text:span></text:p>
            <text:p><text:span text:style-name="T5"/></text:p>
            <text:p><text:span text:style-name="T5">Após a normalização para a 3NF, foi identificado que a consulta para determinar a data do último envio de um alerta exigiria uma operação de agregação (MAX) na tabela NOTICIA_ENVIADA para cada alerta a ser processado. Em um cenário com muitos alertas e um histórico de envios extenso, essa operação teria um alto custo computacional e impactaria negativamente a performance do sistema.</text:span></text:p>
            <text:p><text:span text:style-name="T5"/></text:p>
            <text:p><text:span text:style-name="T5">Para otimizar esta consulta, foi tomada a decisão estratégica de desnormalizar o modelo, adicionando a coluna ultimo_envio à tabela ALERTA. Esta coluna funciona como um "cache", armazenando uma cópia da data do envio mais recente.</text:span></text:p>
            <text:p><text:span text:style-name="T5"/></text:p>
            <text:p><text:span text:style-name="T5">Embora isso introduza uma redundância controlada de dados (violando a 3NF na sua forma mais purista), o ganho de performance justifica a decisão, sendo uma prática padrão em engenharia de software para otimização de sistemas. A consistência deste campo é garantida pela lógica da aplicação.</text:span></text:p>
          </table:table-cell>
          <table:covered-table-cell table:style-name="ce1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3FN</text:p>
          </table:table-cell>
          <table:table-cell table:style-name="ce1" table:number-columns-repeated="4"/>
          <table:table-cell table:style-name="ce29"/>
          <table:table-cell table:style-name="ce1" table:number-columns-repeated="2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3" office:value-type="string" calcext:value-type="string">
            <text:p>Tabela</text:p>
          </table:table-cell>
          <table:table-cell table:style-name="ce3" office:value-type="string" calcext:value-type="string">
            <text:p>Nome da coluna</text:p>
          </table:table-cell>
          <table:table-cell table:style-name="ce7" office:value-type="string" calcext:value-type="string">
            <text:p>_____</text:p>
          </table:table-cell>
          <table:table-cell table:style-name="ce26" office:value-type="string" calcext:value-type="string">
            <text:p>id_noticia</text:p>
          </table:table-cell>
          <table:table-cell table:style-name="ce27" office:value-type="string" calcext:value-type="string">
            <text:p>url</text:p>
          </table:table-cell>
          <table:table-cell table:style-name="ce30" office:value-type="string" calcext:value-type="string">
            <text:p>data_envio</text:p>
          </table:table-cell>
          <table:table-cell table:style-name="ce37" office:value-type="string" calcext:value-type="string">
            <text:p>id_alerta</text:p>
          </table:table-cell>
          <table:table-cell table:style-name="ce1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4">
            <text:p>NOTICIA_ENVIADA</text:p>
          </table:table-cell>
          <table:table-cell table:style-name="ce4" office:value-type="string" calcext:value-type="string">
            <text:p>id_notici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folha.qconcursos.com/n/concurso-mpu..." xlink:type="simple">https://folha.qconcursos.com/n/concurso-mpu...</text:a></text:p>
          </table:table-cell>
          <table:table-cell table:style-name="ce31" office:value-type="date" office:date-value="2025-09-27T09:19:00" calcext:value-type="date">
            <text:p>27/09/2025 09:19</text:p>
          </table:table-cell>
          <table:table-cell table:style-name="ce38" office:value-type="float" office:value="1" calcext:value-type="float">
            <text:p>1</text:p>
          </table:table-cell>
          <table:table-cell table:style-name="ce1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url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<text:a xlink:href="https://news.microsoft.com/source/latam/ia-pt-br/chip-majorana-1-da-microsoft-abre-um-novo-caminho-para-a-computacao-quantica/?lang=pt-br" xlink:type="simple">https://news.microsoft.com/source/latam/ia-pt-br/chip-majorana-1-da-microsoft-abre-um-novo-caminho-para-a-computacao-quantica/?lang=pt-br</text:a></text:p>
          </table:table-cell>
          <table:table-cell table:style-name="ce31" office:value-type="date" office:date-value="2025-02-19T16:01:00" calcext:value-type="date">
            <text:p>19/02/2025 16:01</text:p>
          </table:table-cell>
          <table:table-cell table:style-name="ce38" office:value-type="float" office:value="3" calcext:value-type="float">
            <text:p>3</text:p>
          </table:table-cell>
          <table:table-cell table:style-name="ce1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5"/>
          <table:table-cell table:style-name="ce4" office:value-type="string" calcext:value-type="string">
            <text:p>data_envio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<text:a xlink:href="https://www.omelete.com.br/mangas-animes/jojo-bizarre-adventure-steel-ball-run-trailer-data" xlink:type="simple">https://www.omelete.com.br/mangas-animes/jojo-bizarre-adventure-steel-ball-run-trailer-data</text:a></text:p>
          </table:table-cell>
          <table:table-cell table:style-name="ce32" office:value-type="date" office:date-value="2025-09-23T19:53:00" calcext:value-type="date">
            <text:p>23/09/2025 19:53</text:p>
          </table:table-cell>
          <table:table-cell table:style-name="ce38" office:value-type="float" office:value="4" calcext:value-type="float">
            <text:p>4</text:p>
          </table:table-cell>
          <table:table-cell table:style-name="ce1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covered-table-cell table:style-name="ce6"/>
          <table:table-cell table:style-name="ce4" office:value-type="string" calcext:value-type="string">
            <text:p>id_alerta</text:p>
          </table:table-cell>
          <table:table-cell table:style-name="ce1" table:number-columns-repeated="6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6"/>
          <table:covered-table-cell table:style-name="ce2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9"/>
          <table:covered-table-cell table:style-name="ce17"/>
          <table:covered-table-cell table:style-name="ce21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55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4"/>
          <table:table-cell table:number-columns-repeated="4"/>
          <table:table-cell table:style-name="ce1" table:number-columns-repeated="18"/>
          <table:table-cell table:number-columns-repeated="998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meira_20_forma_20_normal" style:display-name="PageStyle_Primeira forma no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gunda_20_forma_20_normal" style:display-name="PageStyle_Segunda forma no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ceira_20_formal_20_normal" style:display-name="PageStyle_Terceira formal norm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0" meta:object-count="0"/>
    <meta:generator>LibreOfficeDev/6.0.5.2$Linux_X86_64 LibreOffice_project/</meta:generator>
  </office:meta>
</office:document-meta>
</file>